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Times New Roman1" svg:font-family="'Times New Roman'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4.68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9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87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77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77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77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8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0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5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2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0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7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1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0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3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7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5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2" style:family="text">
      <style:text-properties fo:color="#000000" style:font-name="Times New Roman1" fo:font-size="16pt" style:font-size-asian="16pt" style:font-name-complex="Times New Roman1" style:font-size-complex="16pt"/>
    </style:style>
    <style:style style:name="T3" style:family="text">
      <style:text-properties fo:color="#000000" style:font-name="Courier New1" fo:font-size="12pt" style:font-size-asian="12pt" style:font-name-complex="Courier New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108cm" svg:height="0.471cm" svg:x="3.175cm" svg:y="2.627cm">
          <draw:text-box>
            <text:p text:style-name="P1"><text:span text:style-name="T1"><text:s/></text:span></text:p>
          </draw:text-box>
        </draw:frame>
        <draw:frame draw:style-name="gr2" draw:layer="layout" svg:width="4.681cm" svg:height="0.628cm" svg:x="8.454cm" svg:y="3.17cm">
          <draw:text-box>
            <text:p text:style-name="P1"><text:span text:style-name="T2">8.03 Class Diagram </text:span></text:p>
          </draw:text-box>
        </draw:frame>
        <draw:frame draw:style-name="gr1" draw:layer="layout" svg:width="0.108cm" svg:height="0.471cm" svg:x="3.175cm" svg:y="3.761cm">
          <draw:text-box>
            <text:p text:style-name="P1"><text:span text:style-name="T1"><text:s/></text:span></text:p>
          </draw:text-box>
        </draw:frame>
        <draw:frame draw:style-name="gr3" draw:layer="layout" svg:width="15.085cm" svg:height="0.471cm" svg:x="3.175cm" svg:y="4.248cm">
          <draw:text-box>
            <text:p text:style-name="P1"><text:span text:style-name="T1">The class diagram for the MeasurementConverterV3 class is shown below; however it is </text:span></text:p>
          </draw:text-box>
        </draw:frame>
        <draw:frame draw:style-name="gr4" draw:layer="layout" svg:width="14.971cm" svg:height="0.471cm" svg:x="3.175cm" svg:y="4.735cm">
          <draw:text-box>
            <text:p text:style-name="P1"><text:span text:style-name="T1">only partially completed. <text:s/>Before you start modifying the program, stop and think about </text:span></text:p>
          </draw:text-box>
        </draw:frame>
        <draw:frame draw:style-name="gr5" draw:layer="layout" svg:width="14.869cm" svg:height="0.471cm" svg:x="3.175cm" svg:y="5.222cm">
          <draw:text-box>
            <text:p text:style-name="P1"><text:span text:style-name="T1">the additional methods you will need. <text:s/>Plan ahead and enter the return type, the method </text:span></text:p>
          </draw:text-box>
        </draw:frame>
        <draw:frame draw:style-name="gr6" draw:layer="layout" svg:width="14.844cm" svg:height="0.471cm" svg:x="3.175cm" svg:y="5.709cm">
          <draw:text-box>
            <text:p text:style-name="P1"><text:span text:style-name="T1">name, and its parameter list before writing any code. <text:s/>This will keep you organized and </text:span></text:p>
          </draw:text-box>
        </draw:frame>
        <draw:frame draw:style-name="gr7" draw:layer="layout" svg:width="4.98cm" svg:height="0.471cm" svg:x="3.175cm" svg:y="6.195cm">
          <draw:text-box>
            <text:p text:style-name="P1"><text:span text:style-name="T1">help you see the big picture. <text:s/></text:span></text:p>
          </draw:text-box>
        </draw:frame>
        <draw:frame draw:style-name="gr1" draw:layer="layout" svg:width="0.108cm" svg:height="0.471cm" svg:x="3.175cm" svg:y="6.682cm">
          <draw:text-box>
            <text:p text:style-name="P1"><text:span text:style-name="T1"><text:s/></text:span></text:p>
          </draw:text-box>
        </draw:frame>
        <draw:frame draw:style-name="gr1" draw:layer="layout" svg:width="0.256cm" svg:height="0.424cm" svg:x="3.175cm" svg:y="7.181cm">
          <draw:text-box>
            <text:p text:style-name="P1"><text:span text:style-name="T3"><text:s/></text:span></text:p>
          </draw:text-box>
        </draw:frame>
        <draw:frame draw:style-name="gr1" draw:layer="layout" svg:width="0.256cm" svg:height="0.424cm" svg:x="3.175cm" svg:y="7.664cm">
          <draw:text-box>
            <text:p text:style-name="P1"><text:span text:style-name="T3"><text:s/></text:span></text:p>
          </draw:text-box>
        </draw:frame>
        <draw:frame draw:style-name="gr1" draw:layer="layout" svg:width="0.108cm" svg:height="0.471cm" svg:x="3.175cm" svg:y="8.13cm">
          <draw:text-box>
            <text:p text:style-name="P1"><text:span text:style-name="T1"><text:s/></text:span></text:p>
          </draw:text-box>
        </draw:frame>
        <draw:polygon draw:style-name="gr8" draw:layer="layout" svg:width="0.017cm" svg:height="0.017cm" svg:x="4.504cm" svg:y="7.306cm" svg:viewBox="0 0 18 18" draw:points="0,18 18,18 18,0 0,0">
          <text:p/>
        </draw:polygon>
        <draw:polygon draw:style-name="gr8" draw:layer="layout" svg:width="0.017cm" svg:height="0.017cm" svg:x="4.504cm" svg:y="7.306cm" svg:viewBox="0 0 18 18" draw:points="0,18 18,18 18,0 0,0">
          <text:p/>
        </draw:polygon>
        <draw:polygon draw:style-name="gr8" draw:layer="layout" svg:width="12.543cm" svg:height="0.017cm" svg:x="4.521cm" svg:y="7.306cm" svg:viewBox="0 0 12544 18" draw:points="0,18 12544,18 12544,0 0,0">
          <text:p/>
        </draw:polygon>
        <draw:polygon draw:style-name="gr8" draw:layer="layout" svg:width="0.017cm" svg:height="0.017cm" svg:x="17.064cm" svg:y="7.306cm" svg:viewBox="0 0 18 18" draw:points="0,18 18,18 18,0 0,0">
          <text:p/>
        </draw:polygon>
        <draw:polygon draw:style-name="gr8" draw:layer="layout" svg:width="0.017cm" svg:height="0.017cm" svg:x="17.064cm" svg:y="7.306cm" svg:viewBox="0 0 18 18" draw:points="0,18 18,18 18,0 0,0">
          <text:p/>
        </draw:polygon>
        <draw:polygon draw:style-name="gr8" draw:layer="layout" svg:width="0.017cm" svg:height="0.809cm" svg:x="4.504cm" svg:y="7.323cm" svg:viewBox="0 0 18 810" draw:points="0,810 18,810 18,0 0,0">
          <text:p/>
        </draw:polygon>
        <draw:polygon draw:style-name="gr8" draw:layer="layout" svg:width="0.017cm" svg:height="0.809cm" svg:x="17.064cm" svg:y="7.323cm" svg:viewBox="0 0 18 810" draw:points="0,810 18,810 18,0 0,0">
          <text:p/>
        </draw:polygon>
        <draw:frame draw:style-name="gr9" draw:layer="layout" svg:width="5.844cm" svg:height="0.424cm" svg:x="7.996cm" svg:y="7.566cm">
          <draw:text-box>
            <text:p text:style-name="P1"><text:span text:style-name="T3">MeasurementConverterV3 </text:span></text:p>
          </draw:text-box>
        </draw:frame>
        <draw:frame draw:style-name="gr9" draw:layer="layout" svg:width="5.844cm" svg:height="0.424cm" svg:x="7.996cm" svg:y="8.226cm">
          <draw:text-box>
            <text:p text:style-name="P1"><text:span text:style-name="T3">&lt;&lt; In main() method &gt;&gt; </text:span></text:p>
          </draw:text-box>
        </draw:frame>
        <draw:frame draw:style-name="gr10" draw:layer="layout" svg:width="3.558cm" svg:height="0.424cm" svg:x="4.703cm" svg:y="8.704cm">
          <draw:text-box>
            <text:p text:style-name="P1"><text:span text:style-name="T3">+ double feet </text:span></text:p>
          </draw:text-box>
        </draw:frame>
        <draw:frame draw:style-name="gr11" draw:layer="layout" svg:width="3.812cm" svg:height="0.424cm" svg:x="4.703cm" svg:y="9.183cm">
          <draw:text-box>
            <text:p text:style-name="P1"><text:span text:style-name="T3">+ double miles </text:span></text:p>
          </draw:text-box>
        </draw:frame>
        <draw:frame draw:style-name="gr12" draw:layer="layout" svg:width="5.082cm" svg:height="0.424cm" svg:x="4.703cm" svg:y="9.666cm">
          <draw:text-box>
            <text:p text:style-name="P1"><text:span text:style-name="T3">+ double kilometers </text:span></text:p>
          </draw:text-box>
        </draw:frame>
        <draw:frame draw:style-name="gr13" draw:layer="layout" svg:width="4.066cm" svg:height="0.424cm" svg:x="4.703cm" svg:y="10.144cm">
          <draw:text-box>
            <text:p text:style-name="P1"><text:span text:style-name="T3">+ double pounds </text:span></text:p>
          </draw:text-box>
        </draw:frame>
        <draw:frame draw:style-name="gr14" draw:layer="layout" svg:width="4.828cm" svg:height="0.424cm" svg:x="4.703cm" svg:y="10.622cm">
          <draw:text-box>
            <text:p text:style-name="P1"><text:span text:style-name="T3">+ double kilograms </text:span></text:p>
          </draw:text-box>
        </draw:frame>
        <draw:polygon draw:style-name="gr8" draw:layer="layout" svg:width="0.017cm" svg:height="0.017cm" svg:x="4.504cm" svg:y="8.132cm" svg:viewBox="0 0 18 18" draw:points="0,18 18,18 18,0 0,0">
          <text:p/>
        </draw:polygon>
        <draw:polygon draw:style-name="gr8" draw:layer="layout" svg:width="12.543cm" svg:height="0.017cm" svg:x="4.521cm" svg:y="8.132cm" svg:viewBox="0 0 12544 18" draw:points="0,18 12544,18 12544,0 0,0">
          <text:p/>
        </draw:polygon>
        <draw:polygon draw:style-name="gr8" draw:layer="layout" svg:width="0.017cm" svg:height="0.017cm" svg:x="17.064cm" svg:y="8.132cm" svg:viewBox="0 0 18 18" draw:points="0,18 18,18 18,0 0,0">
          <text:p/>
        </draw:polygon>
        <draw:polygon draw:style-name="gr8" draw:layer="layout" svg:width="0.017cm" svg:height="3.357cm" svg:x="4.504cm" svg:y="8.149cm" svg:viewBox="0 0 18 3358" draw:points="0,3358 18,3358 18,0 0,0">
          <text:p/>
        </draw:polygon>
        <draw:polygon draw:style-name="gr8" draw:layer="layout" svg:width="0.017cm" svg:height="3.357cm" svg:x="17.064cm" svg:y="8.149cm" svg:viewBox="0 0 18 3358" draw:points="0,3358 18,3358 18,0 0,0">
          <text:p/>
        </draw:polygon>
        <draw:frame draw:style-name="gr1" draw:layer="layout" svg:width="0.256cm" svg:height="0.424cm" svg:x="4.703cm" svg:y="11.101cm">
          <draw:text-box>
            <text:p text:style-name="P1"><text:span text:style-name="T3"><text:s/></text:span></text:p>
          </draw:text-box>
        </draw:frame>
        <draw:frame draw:style-name="gr15" draw:layer="layout" svg:width="4.574cm" svg:height="0.424cm" svg:x="8.631cm" svg:y="11.6cm">
          <draw:text-box>
            <text:p text:style-name="P1"><text:span text:style-name="T3">&lt;&lt; Constructor &gt;&gt; </text:span></text:p>
          </draw:text-box>
        </draw:frame>
        <draw:frame draw:style-name="gr16" draw:layer="layout" svg:width="6.86cm" svg:height="0.424cm" svg:x="4.703cm" svg:y="12.078cm">
          <draw:text-box>
            <text:p text:style-name="P1"><text:span text:style-name="T3">+ MeasurementConverterV3() </text:span></text:p>
          </draw:text-box>
        </draw:frame>
        <draw:frame draw:style-name="gr1" draw:layer="layout" svg:width="0.256cm" svg:height="0.424cm" svg:x="4.703cm" svg:y="12.557cm">
          <draw:text-box>
            <text:p text:style-name="P1"><text:span text:style-name="T3"><text:s/></text:span></text:p>
          </draw:text-box>
        </draw:frame>
        <draw:frame draw:style-name="gr10" draw:layer="layout" svg:width="3.558cm" svg:height="0.424cm" svg:x="9.139cm" svg:y="13.039cm">
          <draw:text-box>
            <text:p text:style-name="P1"><text:span text:style-name="T3">&lt;&lt; Methods &gt;&gt; </text:span></text:p>
          </draw:text-box>
        </draw:frame>
        <draw:frame draw:style-name="gr17" draw:layer="layout" svg:width="5.59cm" svg:height="0.424cm" svg:x="4.703cm" svg:y="13.518cm">
          <draw:text-box>
            <text:p text:style-name="P1"><text:span text:style-name="T3">+ void printPurpose() </text:span></text:p>
          </draw:text-box>
        </draw:frame>
        <draw:frame draw:style-name="gr18" draw:layer="layout" svg:width="9.908cm" svg:height="0.424cm" svg:x="4.703cm" svg:y="13.996cm">
          <draw:text-box>
            <text:p text:style-name="P1"><text:span text:style-name="T3">+ double convertFeetToMiles(double ft) </text:span></text:p>
          </draw:text-box>
        </draw:frame>
        <draw:frame draw:style-name="gr18" draw:layer="layout" svg:width="9.908cm" svg:height="0.424cm" svg:x="4.703cm" svg:y="14.479cm">
          <draw:text-box>
            <text:p text:style-name="P1"><text:span text:style-name="T3">+ double convertMilesToFeet(double mi) </text:span></text:p>
          </draw:text-box>
        </draw:frame>
        <draw:frame draw:style-name="gr19" draw:layer="layout" svg:width="11.432cm" svg:height="1.693cm" svg:x="4.703cm" svg:y="14.957cm">
          <draw:text-box>
            <text:p text:style-name="P1"><text:span text:style-name="T3">+ double convertMilesToKilometers(double mi) </text:span></text:p>
            <text:p text:style-name="P1"><text:span text:style-name="T3">+ double convertKilometersToMiles(double km)</text:span></text:p>
            <text:p text:style-name="P1"><text:span text:style-name="T3">+ double convertPoundsToKilograms(double lbs)</text:span></text:p>
            <text:p text:style-name="P1"><text:span text:style-name="T3">+ double convertKilogramsToPounds(double kg)</text:span></text:p>
          </draw:text-box>
        </draw:frame>
        <draw:frame draw:style-name="gr20" draw:layer="layout" svg:width="0.51cm" svg:height="0.424cm" svg:x="4.703cm" svg:y="15.436cm">
          <draw:text-box>
            <text:p text:style-name="P1"><text:span text:style-name="T3">+ </text:span></text:p>
          </draw:text-box>
        </draw:frame>
        <draw:frame draw:style-name="gr20" draw:layer="layout" svg:width="0.51cm" svg:height="0.424cm" svg:x="4.703cm" svg:y="15.914cm">
          <draw:text-box>
            <text:p text:style-name="P1"><text:span text:style-name="T3">+ </text:span></text:p>
          </draw:text-box>
        </draw:frame>
        <draw:frame draw:style-name="gr20" draw:layer="layout" svg:width="0.51cm" svg:height="0.424cm" svg:x="4.703cm" svg:y="16.396cm">
          <draw:text-box>
            <text:p text:style-name="P1"><text:span text:style-name="T3">+ </text:span></text:p>
          </draw:text-box>
        </draw:frame>
        <draw:polygon draw:style-name="gr8" draw:layer="layout" svg:width="0.017cm" svg:height="0.017cm" svg:x="4.504cm" svg:y="11.506cm" svg:viewBox="0 0 18 18" draw:points="0,18 18,18 18,0 0,0">
          <text:p/>
        </draw:polygon>
        <draw:polygon draw:style-name="gr8" draw:layer="layout" svg:width="12.543cm" svg:height="0.017cm" svg:x="4.521cm" svg:y="11.506cm" svg:viewBox="0 0 12544 18" draw:points="0,18 12544,18 12544,0 0,0">
          <text:p/>
        </draw:polygon>
        <draw:polygon draw:style-name="gr8" draw:layer="layout" svg:width="0.017cm" svg:height="0.017cm" svg:x="17.064cm" svg:y="11.506cm" svg:viewBox="0 0 18 18" draw:points="0,18 18,18 18,0 0,0">
          <text:p/>
        </draw:polygon>
        <draw:polygon draw:style-name="gr8" draw:layer="layout" svg:width="0.017cm" svg:height="5.753cm" svg:x="4.504cm" svg:y="11.523cm" svg:viewBox="0 0 18 5754" draw:points="0,5754 18,5754 18,0 0,0">
          <text:p/>
        </draw:polygon>
        <draw:polygon draw:style-name="gr8" draw:layer="layout" svg:width="0.017cm" svg:height="0.017cm" svg:x="4.504cm" svg:y="17.276cm" svg:viewBox="0 0 18 18" draw:points="0,18 18,18 18,0 0,0">
          <text:p/>
        </draw:polygon>
        <draw:polygon draw:style-name="gr8" draw:layer="layout" svg:width="0.017cm" svg:height="0.017cm" svg:x="4.504cm" svg:y="17.276cm" svg:viewBox="0 0 18 18" draw:points="0,18 18,18 18,0 0,0">
          <text:p/>
        </draw:polygon>
        <draw:polygon draw:style-name="gr8" draw:layer="layout" svg:width="12.543cm" svg:height="0.017cm" svg:x="4.521cm" svg:y="17.276cm" svg:viewBox="0 0 12544 18" draw:points="0,18 12544,18 12544,0 0,0">
          <text:p/>
        </draw:polygon>
        <draw:polygon draw:style-name="gr8" draw:layer="layout" svg:width="0.017cm" svg:height="5.753cm" svg:x="17.064cm" svg:y="11.523cm" svg:viewBox="0 0 18 5754" draw:points="0,5754 18,5754 18,0 0,0">
          <text:p/>
        </draw:polygon>
        <draw:polygon draw:style-name="gr8" draw:layer="layout" svg:width="0.017cm" svg:height="0.017cm" svg:x="17.064cm" svg:y="17.276cm" svg:viewBox="0 0 18 18" draw:points="0,18 18,18 18,0 0,0">
          <text:p/>
        </draw:polygon>
        <draw:polygon draw:style-name="gr8" draw:layer="layout" svg:width="0.017cm" svg:height="0.017cm" svg:x="17.064cm" svg:y="17.276cm" svg:viewBox="0 0 18 18" draw:points="0,18 18,18 18,0 0,0">
          <text:p/>
        </draw:polygon>
        <draw:frame draw:style-name="gr1" draw:layer="layout" svg:width="0.256cm" svg:height="0.424cm" svg:x="4.703cm" svg:y="16.875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/>
    <style:font-face style:name="Times New Roman1" svg:font-family="'Times New Roman'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6cm" fo:margin-bottom="1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6T23:38:46.827612477</dc:date>
    <meta:document-statistic meta:object-count="54"/>
    <meta:generator>LibreOffice/4.2.7.2$Linux_x86 LibreOffice_project/420$Build-2</meta:generator>
  </office:meta>
</office:document-meta>
</file>